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c91e8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f814b9">
      <style:table-column-properties style:rel-column-width="4110*"/>
    </style:style>
    <style:style style:family="table" style:name="a9ca730">
      <style:table-properties style:width="3.96cm" table:align="left"/>
    </style:style>
    <style:style style:family="table-cell" style:name="ad9fdf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olumn" style:name="a2b0338">
      <style:table-column-properties style:rel-column-width="32768*"/>
    </style:style>
    <style:style style:family="table" style:name="a540c53">
      <style:table-properties style:width="8.306cm" table:align="left"/>
    </style:style>
    <style:style style:family="table-cell" style:name="af3fbf0">
      <style:table-cell-properties fo:border-bottom="0.02mm solid #000000" fo:border-left="none" fo:border-right="0.02mm solid #000000" fo:border-top="0.02mm solid #000000" fo:padding-bottom="0.97mm" fo:padding-left="0.97mm" fo:padding-right="0.97mm" fo:padding-top="0.97mm"/>
    </style:style>
    <style:style style:family="table-column" style:name="ad9159f">
      <style:table-column-properties style:rel-column-width="32767*"/>
    </style:style>
    <style:style style:family="table" style:name="a64ff7e">
      <style:table-properties style:width="17.0cm" table:align="left"/>
    </style:style>
  </office:automatic-styles>
  <office:body>
    <office:text>
      <text:p text:style-name="Standard">Table 1*2, right 4*4; and within again16*3</text:p>
      <table:table table:style-name="a64ff7e">
        <table:table-column table:style-name="ad9159f"/>
        <table:table-row>
          <table:table-cell table:style-name="af3fbf0">
            <table:table table:style-name="a540c53">
              <table:table-column table:style-name="a2b0338"/>
              <table:table-row>
                <table:table-cell table:style-name="ad9fdf7">
                  <table:table table:style-name="a9ca730">
                    <table:table-column table:style-name="af814b9"/>
                    <table:table-row>
                      <table:table-cell table:style-name="ac91e8e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0</dc:date>
    <meta:editing-cycles>2</meta:editing-cycles>
    <meta:editing-duration>PT0.004S</meta:editing-duration>
  </office:meta>
</office:document-meta>
</file>